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E0000002CFE0EB904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00" draw:textarea-vertical-align="middle"/>
    </style:style>
    <style:style style:name="gr3" style:family="graphic" style:parent-style-name="standard">
      <style:graphic-properties draw:fill-color="#ff3300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8.56cm" svg:x="1.6cm" svg:y="5.44cm">
          <draw:image xlink:href="Pictures/10000000000002E0000002CFE0EB904C.png" xlink:type="simple" xlink:show="embed" xlink:actuate="onLoad">
            <text:p/>
          </draw:image>
        </draw:frame>
        <draw:ellipse draw:style-name="gr2" draw:text-style-name="P1" draw:layer="layout" svg:width="7.12cm" svg:height="2.88cm" svg:x="6.9cm" svg:y="23.8cm">
          <text:p text:style-name="P1">Idée centrale</text:p>
        </draw:ellipse>
        <draw:ellipse draw:style-name="gr3" draw:text-style-name="P1" draw:layer="layout" svg:width="2.1cm" svg:height="2cm" svg:x="13.4cm" svg:y="17.9cm">
          <text:p text:style-name="P1">Idée</text:p>
        </draw:ellipse>
        <draw:ellipse draw:style-name="gr3" draw:text-style-name="P1" draw:layer="layout" svg:width="2.1cm" svg:height="2cm" svg:x="18.2cm" svg:y="14.7cm">
          <text:p text:style-name="P1">Idée</text:p>
        </draw:ellipse>
        <draw:ellipse draw:style-name="gr3" draw:text-style-name="P1" draw:layer="layout" svg:width="2.1cm" svg:height="2cm" svg:x="5.8cm" svg:y="16.2cm">
          <text:p text:style-name="P1">Idée</text:p>
        </draw:ellipse>
        <draw:ellipse draw:style-name="gr3" draw:text-style-name="P1" draw:layer="layout" svg:width="2.1cm" svg:height="2cm" svg:x="11.8cm" svg:y="13.1cm">
          <text:p text:style-name="P1">Idée</text:p>
        </draw:ellipse>
        <draw:ellipse draw:style-name="gr3" draw:text-style-name="P1" draw:layer="layout" svg:width="2.1cm" svg:height="2cm" svg:x="16.1cm" svg:y="9.5cm">
          <text:p text:style-name="P1">Idée</text:p>
        </draw:ellipse>
        <draw:ellipse draw:style-name="gr3" draw:text-style-name="P1" draw:layer="layout" svg:width="2.1cm" svg:height="2cm" svg:x="3.4cm" svg:y="8.2cm">
          <text:p text:style-name="P1">Idée</text:p>
        </draw:ellipse>
        <draw:ellipse draw:style-name="gr3" draw:text-style-name="P1" draw:layer="layout" svg:width="2.1cm" svg:height="2cm" svg:x="8.9cm" svg:y="11.7cm">
          <text:p text:style-name="P1">Idée</text:p>
        </draw:ellipse>
        <draw:ellipse draw:style-name="gr3" draw:text-style-name="P1" draw:layer="layout" svg:width="2.1cm" svg:height="2cm" svg:x="11.2cm" svg:y="7.1cm">
          <text:p text:style-name="P1">Idée</text:p>
        </draw:ellipse>
        <draw:ellipse draw:style-name="gr3" draw:text-style-name="P1" draw:layer="layout" svg:width="2.1cm" svg:height="2cm" svg:x="7.8cm" svg:y="5.3cm">
          <text:p text:style-name="P1">Idée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Scotto Di Perto</meta:initial-creator>
    <meta:creation-date>2017-05-14T17:43:29.91</meta:creation-date>
    <dc:date>2017-05-14T17:49:12.98</dc:date>
    <dc:creator>Nicolas Scotto Di Perto</dc:creator>
    <meta:editing-duration>PT5M43S</meta:editing-duration>
    <meta:editing-cycles>1</meta:editing-cycles>
    <meta:document-statistic meta:object-count="11"/>
    <meta:generator>OpenOffice/4.1.3$Win32 OpenOffice.org_project/413m1$Build-9783</meta:generator>
  </office:meta>
</office:document-meta>
</file>